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7.06pt"/>
    </style:style>
    <style:style style:name="co2" style:family="table-column">
      <style:table-column-properties fo:break-before="auto" style:column-width="57.71pt"/>
    </style:style>
    <style:style style:name="co3" style:family="table-column">
      <style:table-column-properties fo:break-before="auto" style:column-width="36.65pt"/>
    </style:style>
    <style:style style:name="co4" style:family="table-column">
      <style:table-column-properties fo:break-before="auto" style:column-width="49.2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35.0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="non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4" style:family="table-cell" style:parent-style-name="Default">
      <style:table-cell-properties fo:border="none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5" style:family="table-cell" style:parent-style-name="Default">
      <style:text-properties style:font-name="Times New Roman" fo:font-style="italic" style:font-style-asian="italic" style:font-style-complex="italic"/>
    </style:style>
    <style:style style:name="ce6" style:family="table-cell" style:parent-style-name="Default">
      <style:text-properties style:font-name="Times New Roman" fo:font-style="normal" style:font-style-asian="normal" style:font-style-complex="normal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style:font-name="Times New Roman" fo:font-style="italic" style:font-style-asian="italic" style:font-style-complex="italic"/>
    </style:style>
    <style:style style:name="ce1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2">
      <style:table-cell-properties style:text-align-source="fix" style:repeat-content="false" fo:border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16" style:family="table-cell" style:parent-style-name="Default" style:data-style-name="N2">
      <style:text-properties style:font-name="Times New Roman"/>
    </style:style>
    <style:style style:name="ce17" style:family="table-cell" style:parent-style-name="Default" style:data-style-name="N2">
      <style:table-cell-properties fo:border-bottom="0.06pt solid #000000" fo:border-left="none" fo:border-right="none" fo:border-top="none"/>
      <style:text-properties style:font-name="Times New Roman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2">
      <style:table-cell-properties fo:border="none"/>
      <style:text-properties style:font-name="Times New Roman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Times New Roman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16"/>
        <table:table-column table:style-name="co3" table:default-cell-style-name="ce16"/>
        <table:table-column table:style-name="co4" table:default-cell-style-name="ce29"/>
        <table:table-row table:style-name="ro1">
          <table:table-cell table:style-name="ce1" office:value-type="string" calcext:value-type="string">
            <text:p>Species</text:p>
          </table:table-cell>
          <table:table-cell table:style-name="ce18" office:value-type="string" calcext:value-type="string">
            <text:p>Mean abundance (nb/sample)</text:p>
          </table:table-cell>
          <table:table-cell table:style-name="ce8" office:value-type="string" calcext:value-type="string">
            <text:p>LR</text:p>
          </table:table-cell>
          <table:table-cell table:style-name="ce8" office:value-type="string" calcext:value-type="string">
            <text:p>p-value</text:p>
          </table:table-cell>
        </table:table-row>
        <table:table-row table:style-name="ro2">
          <table:table-cell table:style-name="ce2" office:value-type="string" calcext:value-type="string">
            <text:p>Oligochaeta</text:p>
          </table:table-cell>
          <table:table-cell table:style-name="ce20" office:value-type="float" office:value="29.2222222222222" calcext:value-type="float">
            <text:p>29.22</text:p>
          </table:table-cell>
          <table:table-cell table:style-name="ce15" office:value-type="float" office:value="187.994968620495" calcext:value-type="float">
            <text:p>187.99</text:p>
          </table:table-cell>
          <table:table-cell table:style-name="ce28" office:value-type="float" office:value="0.001" calcext:value-type="float">
            <text:p>0.001</text:p>
          </table:table-cell>
        </table:table-row>
        <table:table-row table:style-name="ro2">
          <table:table-cell table:style-name="ce4" office:value-type="string" calcext:value-type="string">
            <text:p>Heteromastus filiformis</text:p>
          </table:table-cell>
          <table:table-cell table:style-name="ce20" office:value-type="float" office:value="62.7222222222222" calcext:value-type="float">
            <text:p>62.72</text:p>
          </table:table-cell>
          <table:table-cell table:style-name="ce15" office:value-type="float" office:value="149.101204865325" calcext:value-type="float">
            <text:p>149.10</text:p>
          </table:table-cell>
          <table:table-cell table:style-name="ce28" office:value-type="float" office:value="0.001" calcext:value-type="float">
            <text:p>0.001</text:p>
          </table:table-cell>
        </table:table-row>
        <table:table-row table:style-name="ro2">
          <table:table-cell table:style-name="ce4" office:value-type="string" calcext:value-type="string">
            <text:p>Protodorvillea kefersteini</text:p>
          </table:table-cell>
          <table:table-cell table:style-name="ce20" office:value-type="float" office:value="22.7222222222222" calcext:value-type="float">
            <text:p>22.72</text:p>
          </table:table-cell>
          <table:table-cell table:style-name="ce15" office:value-type="float" office:value="120.575609319243" calcext:value-type="float">
            <text:p>120.58</text:p>
          </table:table-cell>
          <table:table-cell table:style-name="ce28"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Melinna palmata</text:p>
          </table:table-cell>
          <table:table-cell office:value-type="float" office:value="51.5555555555556" calcext:value-type="float">
            <text:p>51.56</text:p>
          </table:table-cell>
          <table:table-cell office:value-type="float" office:value="110.13990714371" calcext:value-type="float">
            <text:p>110.1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Prionospio cirrifera</text:p>
          </table:table-cell>
          <table:table-cell office:value-type="float" office:value="26" calcext:value-type="float">
            <text:p>26.00</text:p>
          </table:table-cell>
          <table:table-cell office:value-type="float" office:value="98.412897298131" calcext:value-type="float">
            <text:p>98.4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Ampelisca diadema</text:p>
          </table:table-cell>
          <table:table-cell office:value-type="float" office:value="9.94444444444444" calcext:value-type="float">
            <text:p>9.94</text:p>
          </table:table-cell>
          <table:table-cell office:value-type="float" office:value="78.1622804436871" calcext:value-type="float">
            <text:p>78.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Bittium reticulatum</text:p>
          </table:table-cell>
          <table:table-cell office:value-type="float" office:value="9.72222222222222" calcext:value-type="float">
            <text:p>9.72</text:p>
          </table:table-cell>
          <table:table-cell office:value-type="float" office:value="65.5253273466599" calcext:value-type="float">
            <text:p>65.5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Chamelea gallina</text:p>
          </table:table-cell>
          <table:table-cell office:value-type="float" office:value="5.05555555555556" calcext:value-type="float">
            <text:p>5.06</text:p>
          </table:table-cell>
          <table:table-cell office:value-type="float" office:value="61.4796115218483" calcext:value-type="float">
            <text:p>61.4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Anadara kagoshimensis</text:p>
          </table:table-cell>
          <table:table-cell office:value-type="float" office:value="5.66666666666667" calcext:value-type="float">
            <text:p>5.67</text:p>
          </table:table-cell>
          <table:table-cell office:value-type="float" office:value="56.021868532748" calcext:value-type="float">
            <text:p>56.0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Micronephthys stammeri</text:p>
          </table:table-cell>
          <table:table-cell office:value-type="float" office:value="3.94444444444444" calcext:value-type="float">
            <text:p>3.94</text:p>
          </table:table-cell>
          <table:table-cell office:value-type="float" office:value="46.2900094967965" calcext:value-type="float">
            <text:p>46.2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Capitella minima</text:p>
          </table:table-cell>
          <table:table-cell office:value-type="float" office:value="6.44444444444444" calcext:value-type="float">
            <text:p>6.44</text:p>
          </table:table-cell>
          <table:table-cell office:value-type="float" office:value="42.5977605883943" calcext:value-type="float">
            <text:p>42.6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Lagis koreni</text:p>
          </table:table-cell>
          <table:table-cell office:value-type="float" office:value="4.22222222222222" calcext:value-type="float">
            <text:p>4.22</text:p>
          </table:table-cell>
          <table:table-cell office:value-type="float" office:value="40.1559131647024" calcext:value-type="float">
            <text:p>40.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Parvicardium exiguum</text:p>
          </table:table-cell>
          <table:table-cell office:value-type="float" office:value="4" calcext:value-type="float">
            <text:p>4.00</text:p>
          </table:table-cell>
          <table:table-cell office:value-type="float" office:value="38.7134859100639" calcext:value-type="float">
            <text:p>38.7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Monocorophium acherusicum</text:p>
          </table:table-cell>
          <table:table-cell office:value-type="float" office:value="4.94444444444444" calcext:value-type="float">
            <text:p>4.94</text:p>
          </table:table-cell>
          <table:table-cell office:value-type="float" office:value="37.7891219618405" calcext:value-type="float">
            <text:p>37.7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Streptosyllis bidentata</text:p>
          </table:table-cell>
          <table:table-cell office:value-type="float" office:value="0" calcext:value-type="float">
            <text:p>0.00</text:p>
          </table:table-cell>
          <table:table-cell office:value-type="float" office:value="35.5046672446018" calcext:value-type="float">
            <text:p>35.5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Branchiostoma lanceolatum</text:p>
          </table:table-cell>
          <table:table-cell office:value-type="float" office:value="0" calcext:value-type="float">
            <text:p>0.00</text:p>
          </table:table-cell>
          <table:table-cell office:value-type="float" office:value="35.2463952207724" calcext:value-type="float">
            <text:p>35.2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Magelona papillicornis</text:p>
          </table:table-cell>
          <table:table-cell office:value-type="float" office:value="0" calcext:value-type="float">
            <text:p>0.00</text:p>
          </table:table-cell>
          <table:table-cell office:value-type="float" office:value="32.21817259393" calcext:value-type="float">
            <text:p>32.2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Melita palmata</text:p>
          </table:table-cell>
          <table:table-cell office:value-type="float" office:value="0" calcext:value-type="float">
            <text:p>0.00</text:p>
          </table:table-cell>
          <table:table-cell office:value-type="float" office:value="31.4679855409566" calcext:value-type="float">
            <text:p>31.4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Polycirrus jubatus</text:p>
          </table:table-cell>
          <table:table-cell office:value-type="float" office:value="0" calcext:value-type="float">
            <text:p>0.00</text:p>
          </table:table-cell>
          <table:table-cell office:value-type="float" office:value="31.2211672250926" calcext:value-type="float">
            <text:p>31.2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Polydora ciliata</text:p>
          </table:table-cell>
          <table:table-cell office:value-type="float" office:value="6.72222222222222" calcext:value-type="float">
            <text:p>6.72</text:p>
          </table:table-cell>
          <table:table-cell office:value-type="float" office:value="30.8538426152755" calcext:value-type="float">
            <text:p>30.8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Bathyporeia guilliamsoniana</text:p>
          </table:table-cell>
          <table:table-cell office:value-type="float" office:value="0" calcext:value-type="float">
            <text:p>0.00</text:p>
          </table:table-cell>
          <table:table-cell office:value-type="float" office:value="30.6504638617988" calcext:value-type="float">
            <text:p>30.6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Ophelia limacina</text:p>
          </table:table-cell>
          <table:table-cell office:value-type="float" office:value="0" calcext:value-type="float">
            <text:p>0.00</text:p>
          </table:table-cell>
          <table:table-cell office:value-type="float" office:value="30.3262153297173" calcext:value-type="float">
            <text:p>30.3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Pseudocuma longicorne</text:p>
          </table:table-cell>
          <table:table-cell office:value-type="float" office:value="0" calcext:value-type="float">
            <text:p>0.00</text:p>
          </table:table-cell>
          <table:table-cell office:value-type="float" office:value="25.3540420920212" calcext:value-type="float">
            <text:p>25.3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table:style-name="ce6" office:value-type="string" calcext:value-type="string">
            <text:p>Hirudinea</text:p>
          </table:table-cell>
          <table:table-cell office:value-type="float" office:value="0.0555555555555556" calcext:value-type="float">
            <text:p>0.06</text:p>
          </table:table-cell>
          <table:table-cell office:value-type="float" office:value="24.6895279174126" calcext:value-type="float">
            <text:p>24.6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Schistomeringos rudolphi</text:p>
          </table:table-cell>
          <table:table-cell office:value-type="float" office:value="0" calcext:value-type="float">
            <text:p>0.00</text:p>
          </table:table-cell>
          <table:table-cell office:value-type="float" office:value="24.524708490938" calcext:value-type="float">
            <text:p>24.5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Syllis hyalina</text:p>
          </table:table-cell>
          <table:table-cell office:value-type="float" office:value="0" calcext:value-type="float">
            <text:p>0.00</text:p>
          </table:table-cell>
          <table:table-cell office:value-type="float" office:value="23.434071029946" calcext:value-type="float">
            <text:p>23.4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table:style-name="ce6" office:value-type="string" calcext:value-type="string">
            <text:p>Acari</text:p>
          </table:table-cell>
          <table:table-cell office:value-type="float" office:value="0.0555555555555556" calcext:value-type="float">
            <text:p>0.06</text:p>
          </table:table-cell>
          <table:table-cell office:value-type="float" office:value="22.1746811776896" calcext:value-type="float">
            <text:p>22.1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Spisula subtruncata</text:p>
          </table:table-cell>
          <table:table-cell office:value-type="float" office:value="0.0555555555555556" calcext:value-type="float">
            <text:p>0.06</text:p>
          </table:table-cell>
          <table:table-cell office:value-type="float" office:value="21.3520202744827" calcext:value-type="float">
            <text:p>21.3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Donax venustus</text:p>
          </table:table-cell>
          <table:table-cell office:value-type="float" office:value="0" calcext:value-type="float">
            <text:p>0.00</text:p>
          </table:table-cell>
          <table:table-cell office:value-type="float" office:value="20.5145846440029" calcext:value-type="float">
            <text:p>20.5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table:style-name="ce6" office:value-type="string" calcext:value-type="string">
            <text:p>Platyhelminthes</text:p>
          </table:table-cell>
          <table:table-cell office:value-type="float" office:value="0" calcext:value-type="float">
            <text:p>0.00</text:p>
          </table:table-cell>
          <table:table-cell office:value-type="float" office:value="19.7986590117906" calcext:value-type="float">
            <text:p>19.8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Eurydice dollfusi</text:p>
          </table:table-cell>
          <table:table-cell office:value-type="float" office:value="0" calcext:value-type="float">
            <text:p>0.00</text:p>
          </table:table-cell>
          <table:table-cell office:value-type="float" office:value="19.5517263552147" calcext:value-type="float">
            <text:p>19.5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Caecum armoricum</text:p>
          </table:table-cell>
          <table:table-cell office:value-type="float" office:value="0" calcext:value-type="float">
            <text:p>0.00</text:p>
          </table:table-cell>
          <table:table-cell office:value-type="float" office:value="16.7973031997741" calcext:value-type="float">
            <text:p>16.8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>
          <table:table-cell office:value-type="string" calcext:value-type="string">
            <text:p>Tritia neritea</text:p>
          </table:table-cell>
          <table:table-cell office:value-type="float" office:value="0" calcext:value-type="float">
            <text:p>0.00</text:p>
          </table:table-cell>
          <table:table-cell office:value-type="float" office:value="16.7200909359234" calcext:value-type="float">
            <text:p>16.7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>
          <table:table-cell table:style-name="ce6" office:value-type="string" calcext:value-type="string">
            <text:p>Holothuroidea</text:p>
          </table:table-cell>
          <table:table-cell office:value-type="float" office:value="0" calcext:value-type="float">
            <text:p>0.00</text:p>
          </table:table-cell>
          <table:table-cell office:value-type="float" office:value="16.4965934518519" calcext:value-type="float">
            <text:p>16.5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>
          <table:table-cell office:value-type="string" calcext:value-type="string">
            <text:p>Microphthalmus fragilis</text:p>
          </table:table-cell>
          <table:table-cell office:value-type="float" office:value="0" calcext:value-type="float">
            <text:p>0.00</text:p>
          </table:table-cell>
          <table:table-cell office:value-type="float" office:value="15.7408831013441" calcext:value-type="float">
            <text:p>15.7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>
          <table:table-cell office:value-type="string" calcext:value-type="string">
            <text:p>Microdeutopus versiculatus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14.9401295817658" calcext:value-type="float">
            <text:p>14.94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2">
          <table:table-cell office:value-type="string" calcext:value-type="string">
            <text:p>Abra alba</text:p>
          </table:table-cell>
          <table:table-cell office:value-type="float" office:value="3" calcext:value-type="float">
            <text:p>3.00</text:p>
          </table:table-cell>
          <table:table-cell office:value-type="float" office:value="14.6761345601877" calcext:value-type="float">
            <text:p>14.68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2">
          <table:table-cell office:value-type="string" calcext:value-type="string">
            <text:p>Lentidium mediterraneum</text:p>
          </table:table-cell>
          <table:table-cell office:value-type="float" office:value="0" calcext:value-type="float">
            <text:p>0.00</text:p>
          </table:table-cell>
          <table:table-cell office:value-type="float" office:value="14.4245192917701" calcext:value-type="float">
            <text:p>14.4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2">
          <table:table-cell office:value-type="string" calcext:value-type="string">
            <text:p>Polycirrus caliendrum</text:p>
          </table:table-cell>
          <table:table-cell office:value-type="float" office:value="0" calcext:value-type="float">
            <text:p>0.00</text:p>
          </table:table-cell>
          <table:table-cell office:value-type="float" office:value="13.5708805456844" calcext:value-type="float">
            <text:p>13.57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2">
          <table:table-cell office:value-type="string" calcext:value-type="string">
            <text:p>Micromaldane ornithochaeta</text:p>
          </table:table-cell>
          <table:table-cell office:value-type="float" office:value="0" calcext:value-type="float">
            <text:p>0.00</text:p>
          </table:table-cell>
          <table:table-cell office:value-type="float" office:value="13.4039624445176" calcext:value-type="float">
            <text:p>13.4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2">
          <table:table-cell office:value-type="string" calcext:value-type="string">
            <text:p>Salvatoria clavata</text:p>
          </table:table-cell>
          <table:table-cell office:value-type="float" office:value="0" calcext:value-type="float">
            <text:p>0.00</text:p>
          </table:table-cell>
          <table:table-cell office:value-type="float" office:value="13.253998885395" calcext:value-type="float">
            <text:p>13.25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2">
          <table:table-cell office:value-type="string" calcext:value-type="string">
            <text:p>Eunice vittata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12.933375615323" calcext:value-type="float">
            <text:p>12.93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2">
          <table:table-cell office:value-type="string" calcext:value-type="string">
            <text:p>Perinereis cultrifera</text:p>
          </table:table-cell>
          <table:table-cell office:value-type="float" office:value="0.0555555555555556" calcext:value-type="float">
            <text:p>0.06</text:p>
          </table:table-cell>
          <table:table-cell office:value-type="float" office:value="12.3062406996627" calcext:value-type="float">
            <text:p>12.31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2">
          <table:table-cell office:value-type="string" calcext:value-type="string">
            <text:p>Nereis perivisceralis</text:p>
          </table:table-cell>
          <table:table-cell office:value-type="float" office:value="0" calcext:value-type="float">
            <text:p>0.00</text:p>
          </table:table-cell>
          <table:table-cell office:value-type="float" office:value="12.2643430352509" calcext:value-type="float">
            <text:p>12.26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2">
          <table:table-cell office:value-type="string" calcext:value-type="string">
            <text:p>Caecum trachea</text:p>
          </table:table-cell>
          <table:table-cell office:value-type="float" office:value="0" calcext:value-type="float">
            <text:p>0.00</text:p>
          </table:table-cell>
          <table:table-cell office:value-type="float" office:value="12.0881192182365" calcext:value-type="float">
            <text:p>12.09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2">
          <table:table-cell table:style-name="ce7" office:value-type="string" calcext:value-type="string">
            <text:p>Pisione remota</text:p>
          </table:table-cell>
          <table:table-cell table:style-name="ce17" office:value-type="float" office:value="0.0555555555555556" calcext:value-type="float">
            <text:p>0.06</text:p>
          </table:table-cell>
          <table:table-cell table:style-name="ce17" office:value-type="float" office:value="12.017951495999" calcext:value-type="float">
            <text:p>12.02</text:p>
          </table:table-cell>
          <table:table-cell table:style-name="ce30" office:value-type="float" office:value="0.039" calcext:value-type="float">
            <text:p>0.0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/00/0000</text:date>, <text:time style:data-style-name="N2" text:time-value="14:32:30.3480161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14T15:50:16.728205149</meta:creation-date>
    <meta:generator>LibreOffice/6.0.7.3$Linux_X86_64 LibreOffice_project/00m0$Build-3</meta:generator>
    <dc:date>2019-03-15T14:41:22.906987876</dc:date>
    <dc:creator>SK </dc:creator>
    <meta:editing-duration>PT4H29M23S</meta:editing-duration>
    <meta:editing-cycles>30</meta:editing-cycles>
    <meta:document-statistic meta:table-count="1" meta:cell-count="188" meta:object-count="0"/>
  </office:meta>
</office:document-meta>
</file>